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erlustleistung Fernleitung bei Einspeisung Solarwärme von Haus 1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anz grobe Abschätzung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eitung</text:p>
          </table:table-cell>
          <table:table-cell office:value-type="string" calcext:value-type="string">
            <text:p>DN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ass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u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lta</text:p>
          </table:table-cell>
          <table:table-cell table:formula="of:=[.D8]-[.D9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4" calcext:value-type="float">
            <text:p>10.4</text:p>
          </table:table-cell>
          <table:table-cell office:value-type="string" calcext:value-type="string">
            <text:p>W/m</text:p>
          </table:table-cell>
          <table:table-cell office:value-type="string" calcext:value-type="string">
            <text:p>20230526_Rohrisolierung berechnen mit Wärmestrom und Temperaturverlauf.pdf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ohrlänge Haus 1 zu Haus 1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umenpe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lust</text:p>
          </table:table-cell>
          <table:table-cell table:number-columns-repeated="2"/>
          <table:table-cell table:formula="of:=[.D11]*[.F15]" office:value-type="float" office:value="2080" calcext:value-type="float">
            <text:p>208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Leistung Solaranlag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äch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string" calcext:value-type="string">
            <text:p>m²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instrahlung max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W/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rkungsgrad</text:p>
          </table:table-cell>
          <table:table-cell/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Daumenpeil</text:p>
          </table:table-cell>
          <table:table-cell/>
        </table:table-row>
        <table:table-row table:style-name="ro1">
          <table:table-cell table:number-columns-repeated="4"/>
          <table:table-cell table:formula="of:=[.E22]*[.E23]*[.E24]" office:value-type="float" office:value="6375" calcext:value-type="float">
            <text:p>637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eistungsabgabe Beispie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aus 13 unten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us 13 Fernleitung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uss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string" calcext:value-type="string">
            <text:p>m3/h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32]/3600" office:value-type="float" office:value="0.00005" calcext:value-type="float">
            <text:p>0.00005</text:p>
          </table:table-cell>
          <table:table-cell office:value-type="string" calcext:value-type="string">
            <text:p>m3/s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33]*1000" office:value-type="float" office:value="0.05" calcext:value-type="float">
            <text:p>0.05</text:p>
          </table:table-cell>
          <table:table-cell office:value-type="string" calcext:value-type="string">
            <text:p>l/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Wärmekap Wasser</text:p>
          </table:table-cell>
          <table:table-cell/>
          <table:table-cell table:style-name="ce1" office:value-type="float" office:value="4190" calcext:value-type="float">
            <text:p>4190</text:p>
          </table:table-cell>
          <table:table-cell table:style-name="ce2" office:value-type="string" calcext:value-type="string">
            <text:p>J / kg / K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bgegebene Leistung</text:p>
          </table:table-cell>
          <table:table-cell/>
          <table:table-cell table:formula="of:=[.E36]*([.E30]-[.E31])*[.E34]" office:value-type="float" office:value="4190" calcext:value-type="float">
            <text:p>4190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luss ist eher zu klein. Drossel voll öffnen?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ommer Wärmeverbrauch Beispie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nhand Abschätzung 20240707 Mittelwert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Haus</text:p>
          </table:table-cell>
          <table:table-cell office:value-type="string" calcext:value-type="string">
            <text:p>Verbrauch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780" calcext:value-type="float">
            <text:p>78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18" calcext:value-type="float">
            <text:p>4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uent</text:p>
          </table:table-cell>
          <table:table-cell/>
          <table:table-cell office:value-type="string" calcext:value-type="string">
            <text:p>Total</text:p>
          </table:table-cell>
          <table:table-cell table:formula="of:=SUM([.F49:.F63])" office:value-type="float" office:value="6181" calcext:value-type="float">
            <text:p>6181</text:p>
          </table:table-cell>
          <table:table-cell office:value-type="string" calcext:value-type="string">
            <text:p>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CHF </number:text>
      <number:number number:decimal-places="0" number:min-decimal-places="0" number:min-integer-digits="1" number:grouping="true"/>
    </number:number-style>
    <number:number-style style:name="N115">
      <number:text>CHF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CHF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CHF </number:text>
      <number:number number:decimal-places="2" number:min-decimal-places="2" number:min-integer-digits="1" number:grouping="true"/>
    </number:number-style>
    <number:number-style style:name="N118">
      <number:text>CHF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CHF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CHF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3" number:min-decimal-places="3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.00.0000</text:date>, <text:time style:data-style-name="N2" text:time-value="12:33:53.90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11:59:39.971000000</meta:creation-date>
    <dc:date>2024-07-07T12:37:51.300000000</dc:date>
    <meta:editing-duration>PT26M23S</meta:editing-duration>
    <meta:editing-cycles>2</meta:editing-cycles>
    <meta:generator>LibreOffice/7.6.7.2$Windows_X86_64 LibreOffice_project/dd47e4b30cb7dab30588d6c79c651f218165e3c5</meta:generator>
    <meta:document-statistic meta:table-count="1" meta:cell-count="96" meta:object-count="0"/>
  </office:meta>
</office:document-meta>
</file>